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_20_Bold">
      <style:text-properties fo:font-weight="normal" style:font-weight-asian="normal" style:font-weight-complex="normal"/>
    </style:style>
    <style:style style:name="P2" style:family="paragraph" style:parent-style-name="Chapter_20_Number" style:master-page-name="Standard">
      <style:paragraph-properties style:page-number="auto"/>
      <style:text-properties officeooo:paragraph-rsid="00077a42"/>
    </style:style>
    <style:style style:name="P3" style:family="paragraph" style:parent-style-name="Chapter_20_Title">
      <style:text-properties fo:color="#bfbfbf" style:font-name="ZapfDingbats1" fo:font-size="14pt" officeooo:paragraph-rsid="00077a42" style:font-name-asian="ZapfDingbats1" style:font-size-asian="14pt" style:font-name-complex="ZapfDingbats1" style:font-size-complex="14pt"/>
    </style:style>
    <style:style style:name="P4" style:family="paragraph" style:parent-style-name="Chapter_20_Title">
      <style:text-properties officeooo:paragraph-rsid="00077a42"/>
    </style:style>
    <style:style style:name="P5" style:family="paragraph" style:parent-style-name="Code">
      <style:text-properties officeooo:rsid="00077a42" officeooo:paragraph-rsid="00077a42"/>
    </style:style>
    <style:style style:name="P6" style:family="paragraph" style:parent-style-name="Code">
      <style:text-properties officeooo:rsid="0008ac34" officeooo:paragraph-rsid="0008ac34"/>
    </style:style>
    <style:style style:name="P7" style:family="paragraph" style:parent-style-name="Code">
      <style:text-properties officeooo:rsid="0009ed0b" officeooo:paragraph-rsid="0009ed0b"/>
    </style:style>
    <style:style style:name="P8" style:family="paragraph" style:parent-style-name="Code_20_Bold">
      <style:text-properties officeooo:paragraph-rsid="00077a42"/>
    </style:style>
    <style:style style:name="P9" style:family="paragraph" style:parent-style-name="Standard">
      <style:paragraph-properties fo:text-align="justify" style:justify-single-word="false"/>
      <style:text-properties officeooo:paragraph-rsid="00077a42"/>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etter-spacing="-0.0063in"/>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normal" style:font-weight-asian="normal" style:font-weight-complex="normal"/>
    </style:style>
    <style:style style:name="T5" style:family="text">
      <style:text-properties fo:font-weight="bold" style:font-weight-asian="bold"/>
    </style:style>
    <style:style style:name="T6" style:family="text">
      <style:text-properties style:font-name-asian="TheSansMonoConNormal2"/>
    </style:style>
    <style:style style:name="T7" style:family="text">
      <style:text-properties style:font-name="TheSansMonoCondensed-SemiLightI" style:font-name-complex="TheSansMonoCondensed-SemiLightI"/>
    </style:style>
    <style:style style:name="T8" style:family="text">
      <style:text-properties style:font-name="Utopia-Bold" style:font-name-complex="Utopia-Bold"/>
    </style:style>
    <style:style style:name="T9" style:family="text">
      <style:text-properties style:font-name-complex="Utopia-Italic"/>
    </style:style>
    <style:style style:name="T10" style:family="text">
      <style:text-properties officeooo:rsid="00077a42" style:font-name-complex="Utopia-Italic"/>
    </style:style>
    <style:style style:name="T11" style:family="text">
      <style:text-properties style:font-name="TheSansMonoCondensed-Bold" style:font-name-complex="TheSansMonoCondensed-Bold"/>
    </style:style>
    <style:style style:name="T12" style:family="text">
      <style:text-properties fo:language="en" fo:country="GB" fo:font-weight="bold" style:font-weight-asian="bold" style:font-weight-complex="bold"/>
    </style:style>
    <style:style style:name="T13" style:family="text">
      <style:text-properties fo:language="en" fo:country="GB" officeooo:rsid="0008ac34" style:font-name-asian="Calibri" style:font-size-complex="11pt" style:language-complex="ar" style:country-complex="SA"/>
    </style:style>
    <style:style style:name="T14" style:family="text">
      <style:text-properties fo:font-weight="normal" style:font-weight-asian="normal" style:font-weight-complex="normal"/>
    </style:style>
    <style:style style:name="T15" style:family="text">
      <style:text-properties fo:font-weight="normal" style:font-name-asian="TheSansMonoConNormal2" style:font-weight-asian="normal" style:font-weight-complex="normal"/>
    </style:style>
    <style:style style:name="T16"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7" style:family="text">
      <style:text-properties style:use-window-font-color="true" style:font-name="Utopia" fo:font-size="11pt" fo:language="en" fo:country="GB" officeooo:rsid="0008ac34" style:font-name-asian="Calibri" style:font-size-asian="11pt" style:font-name-complex="Utopia" style:font-size-complex="11pt" style:language-complex="ar" style:country-complex="SA"/>
    </style:style>
    <style:style style:name="T18"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19" style:family="text">
      <style:text-properties officeooo:rsid="001a64c5"/>
    </style:style>
    <style:style style:name="T20" style:family="text">
      <style:text-properties officeooo:rsid="00077a42"/>
    </style:style>
    <style:style style:name="T21" style:family="text">
      <style:text-properties officeooo:rsid="00088908"/>
    </style:style>
    <style:style style:name="T22" style:family="text">
      <style:text-properties officeooo:rsid="0008ac34"/>
    </style:style>
    <style:style style:name="T23"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office:automatic-styles>
  <office:body>
    <office:text text:use-soft-page-breaks="true">
      <office:forms form:automatic-focus="false" form:apply-design-mode="false"/>
      <text:tracked-changes>
        <text:changed-region xml:id="ct93959947872112" text:id="ct93959947872112">
          <text:insertion>
            <office:change-info>
              <dc:creator>Ray Lischner</dc:creator>
              <dc:date>2020-04-29T10:51:59</dc:date>
            </office:change-info>
          </text:insertion>
        </text:changed-region>
        <text:changed-region xml:id="ct93959946839408" text:id="ct93959946839408">
          <text:deletion>
            <office:change-info>
              <dc:creator>Ray Lischner</dc:creator>
              <dc:date>2020-04-29T10:52:39</dc:date>
            </office:change-info>
            <text:p text:style-name="Body_20_Text_20_Cont">the code excerpt in </text:p>
          </text:deletion>
        </text:changed-region>
        <text:changed-region xml:id="ct93959923754256" text:id="ct93959923754256">
          <text:deletion>
            <office:change-info>
              <dc:creator>Ray Lischner</dc:creator>
              <dc:date>2020-04-29T10:52:14</dc:date>
            </office:change-info>
            <text:p text:style-name="Body_20_Text_20_Cont">0</text:p>
          </text:deletion>
        </text:changed-region>
        <text:changed-region xml:id="ct93959924704912" text:id="ct93959924704912">
          <text:insertion>
            <office:change-info>
              <dc:creator>Ray Lischner</dc:creator>
              <dc:date>2020-04-29T10:52:14</dc:date>
            </office:change-info>
          </text:insertion>
        </text:changed-region>
        <text:changed-region xml:id="ct93959925968928" text:id="ct93959925968928">
          <text:insertion>
            <office:change-info>
              <dc:creator>Ray Lischner</dc:creator>
              <dc:date>2020-04-29T10:52:41</dc:date>
            </office:change-info>
          </text:insertion>
        </text:changed-region>
        <text:changed-region xml:id="ct93959939072752" text:id="ct93959939072752">
          <text:insertion>
            <office:change-info>
              <dc:creator>Ray Lischner</dc:creator>
              <dc:date>2020-04-29T10:53:24</dc:date>
            </office:change-info>
          </text:insertion>
        </text:changed-region>
        <text:changed-region xml:id="ct93959934243424" text:id="ct93959934243424">
          <text:insertion>
            <office:change-info>
              <dc:creator>Ray Lischner</dc:creator>
              <dc:date>2020-04-29T10:55:41</dc:date>
            </office:change-info>
          </text:insertion>
        </text:changed-region>
        <text:changed-region xml:id="ct93959923841200" text:id="ct93959923841200">
          <text:insertion>
            <office:change-info>
              <dc:creator>Ray Lischner</dc:creator>
              <dc:date>2020-04-29T10:55:55</dc:date>
            </office:change-info>
          </text:insertion>
        </text:changed-region>
        <text:changed-region xml:id="ct93959946815200" text:id="ct93959946815200">
          <text:deletion>
            <office:change-info>
              <dc:creator>Ray Lischner</dc:creator>
              <dc:date>2020-04-29T10:55:48</dc:date>
            </office:change-info>
            <text:p text:style-name="Code_20_Caption"><text:span text:style-name="T5">0\</text:span></text:p>
          </text:deletion>
        </text:changed-region>
        <text:changed-region xml:id="ct93959947175072" text:id="ct93959947175072">
          <text:insertion>
            <office:change-info>
              <dc:creator>Ray Lischner</dc:creator>
              <dc:date>2020-04-29T10:55:59</dc:date>
            </office:change-info>
          </text:insertion>
        </text:changed-region>
        <text:changed-region xml:id="ct93959928085280" text:id="ct93959928085280">
          <text:insertion>
            <office:change-info>
              <dc:creator>Ray Lischner</dc:creator>
              <dc:date>2020-04-29T10:57:34</dc:date>
            </office:change-info>
          </text:insertion>
        </text:changed-region>
        <text:changed-region xml:id="ct93959847077616" text:id="ct93959847077616">
          <text:deletion>
            <office:change-info>
              <dc:creator>Ray Lischner</dc:creator>
              <dc:date>2020-04-29T10:57:34</dc:date>
            </office:change-info>
            <text:p text:style-name="Body_20_Text_20_Cont"><text:span text:style-name="Code_20_Inline"><text:span text:style-name="T10">h</text:span></text:span></text:p>
          </text:deletion>
        </text:changed-region>
        <text:changed-region xml:id="ct93959947938800" text:id="ct93959947938800">
          <text:deletion>
            <office:change-info>
              <dc:creator>Ray Lischner</dc:creator>
              <dc:date>2020-04-29T10:57:20</dc:date>
            </office:change-info>
            <text:p text:style-name="Body_20_Text_20_Cont"><text:span text:style-name="Code_20_Inline">#include</text:span></text:p>
          </text:deletion>
        </text:changed-region>
        <text:changed-region xml:id="ct93959939045312" text:id="ct93959939045312">
          <text:insertion>
            <office:change-info>
              <dc:creator>Ray Lischner</dc:creator>
              <dc:date>2020-04-29T10:57:24</dc:date>
            </office:change-info>
          </text:insertion>
        </text:changed-region>
        <text:changed-region xml:id="ct93959947907856" text:id="ct93959947907856">
          <text:deletion>
            <office:change-info>
              <dc:creator>Ray Lischner</dc:creator>
              <dc:date>2020-04-29T10:57:22</dc:date>
            </office:change-info>
            <text:p text:style-name="Body_20_Text_20_Cont"><text:span text:style-name="Code_20_Inline">"</text:span></text:p>
          </text:deletion>
        </text:changed-region>
        <text:changed-region xml:id="ct93959947610384" text:id="ct93959947610384">
          <text:deletion>
            <office:change-info>
              <dc:creator>Ray Lischner</dc:creator>
              <dc:date>2020-04-29T10:57:30</dc:date>
            </office:change-info>
            <text:p text:style-name="Body_20_Text_20_Cont"><text:span text:style-name="Code_20_Inline">.hpp"</text:span></text:p>
          </text:deletion>
        </text:changed-region>
        <text:changed-region xml:id="ct93959805893888" text:id="ct93959805893888">
          <text:deletion>
            <office:change-info>
              <dc:creator>Ray Lischner</dc:creator>
              <dc:date>2020-04-29T10:56:12</dc:date>
            </office:change-info>
            <text:p text:style-name="Code">#include &lt;cstdlib&gt;</text:p>
          </text:deletion>
        </text:changed-region>
        <text:changed-region xml:id="ct93959947745616" text:id="ct93959947745616">
          <text:deletion>
            <office:change-info>
              <dc:creator>Ray Lischner</dc:creator>
              <dc:date>2020-04-29T10:56:48</dc:date>
            </office:change-info>
            <text:p text:style-name="Code">#include &lt;iostream&gt;</text:p>
          </text:deletion>
        </text:changed-region>
        <text:changed-region xml:id="ct93959947040064" text:id="ct93959947040064">
          <text:insertion>
            <office:change-info>
              <dc:creator>Ray Lischner</dc:creator>
              <dc:date>2020-04-29T10:56:48</dc:date>
            </office:change-info>
          </text:insertion>
        </text:changed-region>
        <text:changed-region xml:id="ct93959924025072" text:id="ct93959924025072">
          <text:deletion>
            <office:change-info>
              <dc:creator>Ray Lischner</dc:creator>
              <dc:date>2020-04-29T10:56:48</dc:date>
            </office:change-info>
            <text:p text:style-name="Code">#include &lt;numeric&gt;</text:p>
          </text:deletion>
        </text:changed-region>
        <text:changed-region xml:id="ct93959947002736" text:id="ct93959947002736">
          <text:insertion>
            <office:change-info>
              <dc:creator>Ray Lischner</dc:creator>
              <dc:date>2020-04-29T10:56:48</dc:date>
            </office:change-info>
          </text:insertion>
        </text:changed-region>
        <text:changed-region xml:id="ct93959805882064" text:id="ct93959805882064">
          <text:deletion>
            <office:change-info>
              <dc:creator>Ray Lischner</dc:creator>
              <dc:date>2020-04-29T10:56:49</dc:date>
            </office:change-info>
            <text:p text:style-name="Code">#include "test.hpp"</text:p>
          </text:deletion>
        </text:changed-region>
        <text:changed-region xml:id="ct93959947020944" text:id="ct93959947020944">
          <text:insertion>
            <office:change-info>
              <dc:creator>Ray Lischner</dc:creator>
              <dc:date>2020-04-29T10:56:49</dc:date>
            </office:change-info>
          </text:insertion>
        </text:changed-region>
        <text:changed-region xml:id="ct93959924860064" text:id="ct93959924860064">
          <text:insertion>
            <office:change-info>
              <dc:creator>Ray Lischner</dc:creator>
              <dc:date>2020-04-29T10:58:14</dc:date>
            </office:change-info>
          </text:insertion>
        </text:changed-region>
        <text:changed-region xml:id="ct93959946700912" text:id="ct93959946700912">
          <text:insertion>
            <office:change-info>
              <dc:creator>Ray Lischner</dc:creator>
              <dc:date>2020-04-29T10:58:20</dc:date>
            </office:change-info>
          </text:insertion>
        </text:changed-region>
        <text:changed-region xml:id="ct93959946993120" text:id="ct93959946993120">
          <text:deletion>
            <office:change-info>
              <dc:creator>Ray Lischner</dc:creator>
              <dc:date>2020-04-29T10:58:28</dc:date>
            </office:change-info>
            <text:p text:style-name="Code">#include &lt;cstdlib&gt;</text:p>
            <text:p text:style-name="Code"/>
          </text:deletion>
        </text:changed-region>
        <text:changed-region xml:id="ct93959946988320" text:id="ct93959946988320">
          <text:insertion>
            <office:change-info>
              <dc:creator>Ray Lischner</dc:creator>
              <dc:date>2020-04-29T10:58:32</dc:date>
            </office:change-info>
          </text:insertion>
        </text:changed-region>
        <text:changed-region xml:id="ct93959945765744" text:id="ct93959945765744">
          <text:deletion>
            <office:change-info>
              <dc:creator>Ray Lischner</dc:creator>
              <dc:date>2020-04-29T10:56:54</dc:date>
            </office:change-info>
            <text:p text:style-name="Code">#include &lt;iostream&gt;</text:p>
          </text:deletion>
        </text:changed-region>
        <text:changed-region xml:id="ct93959947331200" text:id="ct93959947331200">
          <text:insertion>
            <office:change-info>
              <dc:creator>Ray Lischner</dc:creator>
              <dc:date>2020-04-29T10:56:54</dc:date>
            </office:change-info>
          </text:insertion>
        </text:changed-region>
        <text:changed-region xml:id="ct93959947562496" text:id="ct93959947562496">
          <text:deletion>
            <office:change-info>
              <dc:creator>Ray Lischner</dc:creator>
              <dc:date>2020-04-29T10:56:54</dc:date>
            </office:change-info>
            <text:p text:style-name="Code">#include &lt;numeric&gt;</text:p>
          </text:deletion>
        </text:changed-region>
        <text:changed-region xml:id="ct93959946655904" text:id="ct93959946655904">
          <text:insertion>
            <office:change-info>
              <dc:creator>Ray Lischner</dc:creator>
              <dc:date>2020-04-29T10:56:54</dc:date>
            </office:change-info>
          </text:insertion>
        </text:changed-region>
        <text:changed-region xml:id="ct93959947182608" text:id="ct93959947182608">
          <text:deletion>
            <office:change-info>
              <dc:creator>Ray Lischner</dc:creator>
              <dc:date>2020-04-29T10:59:10</dc:date>
            </office:change-info>
            <text:p text:style-name="Body_20_Text_20_Cont"><text:span text:style-name="Strong_20_Emphasis"/></text:p>
            <text:p text:style-name="Body_20_Text_20_Cont"><text:span text:style-name="Strong_20_Emphasis"/></text:p>
          </text:deletion>
        </text:changed-region>
        <text:changed-region xml:id="ct93959927841072" text:id="ct93959927841072">
          <text:insertion>
            <office:change-info>
              <dc:creator>Ray Lischner</dc:creator>
              <dc:date>2020-04-29T10:59:03</dc:date>
            </office:change-info>
          </text:insertion>
        </text:changed-region>
        <text:changed-region xml:id="ct93959945207264" text:id="ct93959945207264">
          <text:insertion>
            <office:change-info>
              <dc:creator>Ray Lischner</dc:creator>
              <dc:date>2020-04-29T11:47:51</dc:date>
            </office:change-info>
          </text:insertion>
        </text:changed-region>
        <text:changed-region xml:id="ct93959947172800" text:id="ct93959947172800">
          <text:insertion>
            <office:change-info>
              <dc:creator>Ray Lischner</dc:creator>
              <dc:date>2020-04-29T11:47:56</dc:date>
            </office:change-info>
          </text:insertion>
        </text:changed-region>
        <text:changed-region xml:id="ct93959842233120" text:id="ct93959842233120">
          <text:insertion>
            <office:change-info>
              <dc:creator>Ray Lischner</dc:creator>
              <dc:date>2020-04-29T11:47:59</dc:date>
            </office:change-info>
          </text:insertion>
        </text:changed-region>
        <text:changed-region xml:id="ct93959847001888" text:id="ct93959847001888">
          <text:insertion>
            <office:change-info>
              <dc:creator>Ray Lischner</dc:creator>
              <dc:date>2020-04-29T10:59:26</dc:date>
            </office:change-info>
          </text:insertion>
        </text:changed-region>
        <text:changed-region xml:id="ct93959945997120" text:id="ct93959945997120">
          <text:insertion>
            <office:change-info>
              <dc:creator>Ray Lischner</dc:creator>
              <dc:date>2020-04-29T11:48:02</dc:date>
            </office:change-info>
          </text:insertion>
        </text:changed-region>
        <text:changed-region xml:id="ct93959946919728" text:id="ct93959946919728">
          <text:insertion>
            <office:change-info>
              <dc:creator>Ray Lischner</dc:creator>
              <dc:date>2020-04-29T11:48:03</dc:date>
            </office:change-info>
          </text:insertion>
        </text:changed-region>
        <text:changed-region xml:id="ct93959945371952" text:id="ct93959945371952">
          <text:insertion>
            <office:change-info>
              <dc:creator>Ray Lischner</dc:creator>
              <dc:date>2020-04-29T10:59:30</dc:date>
            </office:change-info>
          </text:insertion>
        </text:changed-region>
        <text:changed-region xml:id="ct93959947433328" text:id="ct93959947433328">
          <text:deletion>
            <office:change-info>
              <dc:creator>Ray Lischner</dc:creator>
              <dc:date>2020-04-29T11:49:24</dc:date>
            </office:change-info>
            <text:p text:style-name="Code"/>
            <text:p text:style-name="Code"/>
          </text:deletion>
        </text:changed-region>
        <text:changed-region xml:id="ct93959947175760" text:id="ct93959947175760">
          <text:insertion>
            <office:change-info>
              <dc:creator>Ray Lischner</dc:creator>
              <dc:date>2020-04-29T11:54:27</dc:date>
            </office:change-info>
          </text:insertion>
        </text:changed-region>
        <text:changed-region xml:id="ct93959939273328" text:id="ct93959939273328">
          <text:insertion>
            <office:change-info>
              <dc:creator>Ray Lischner</dc:creator>
              <dc:date>2020-04-29T11:55:00</dc:date>
            </office:change-info>
          </text:insertion>
        </text:changed-region>
        <text:changed-region xml:id="ct93959939072448" text:id="ct93959939072448">
          <text:insertion>
            <office:change-info>
              <dc:creator>Ray Lischner</dc:creator>
              <dc:date>2020-04-29T11:53:47</dc:date>
            </office:change-info>
          </text:insertion>
        </text:changed-region>
        <text:changed-region xml:id="ct93959897794000" text:id="ct93959897794000">
          <text:deletion>
            <office:change-info>
              <dc:creator>Ray Lischner</dc:creator>
              <dc:date>2020-04-29T11:53:48</dc:date>
            </office:change-info>
            <text:p text:style-name="Body_20_Text_20_First"><text:span text:style-name="T22">???</text:span></text:p>
          </text:deletion>
        </text:changed-region>
        <text:changed-region xml:id="ct93959946880688" text:id="ct93959946880688">
          <text:insertion>
            <office:change-info>
              <dc:creator>Ray Lischner</dc:creator>
              <dc:date>2020-04-29T10:59:35</dc:date>
            </office:change-info>
          </text:insertion>
        </text:changed-region>
        <text:changed-region xml:id="ct93959948115472" text:id="ct93959948115472">
          <text:insertion>
            <office:change-info>
              <dc:creator>Ray Lischner</dc:creator>
              <dc:date>2020-04-29T12:09:2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change-start text:change-id="ct93959947872112"/>E X P L O R A T I O N <text:s/><text:span text:style-name="T19">3</text:span><text:span text:style-name="T20">1</text:span></text:p>
      <text:p text:style-name="P9"/>
      <text:p text:style-name="P3"></text:p>
      <text:p text:style-name="P4"><text:change-end text:change-id="ct93959947872112"/><office:annotation office:name="__Annotation__2983_465616102" loext:resolved="false"><dc:creator>Michael Thomas</dc:creator><dc:date>2020-03-17T10:28:09.590000000</dc:date><text:p text:style-name="P10"><text:span text:style-name="T23">Good clean chapter. <text:s/>The document is easy to read and understand.</text:span></text:p>
<text:p text:style-name="P10"><text:span text:style-name="T23"/></text:p>
<text:p text:style-name="P10"><text:span text:style-name="T23">I am running Windows 10 and Visual Studio 2019 16.6.0 Preview 1</text:span></text:p>
<text:p text:style-name="P10"><text:span text:style-name="T23"/></text:p>
<text:p text:style-name="P10"><text:span text:style-name="T23">All links in the chapter work.</text:span></text:p>
</office:annotation>Overloading Operators<office:annotation-end office:name="__Annotation__2983_465616102"/></text:p>
      <text:p text:style-name="Body_20_Text_20_First"><office:annotation office:name="__Annotation__12648_465616102" loext:resolved="false"><dc:creator>Michael Thomas</dc:creator><dc:date>2020-03-17T11:07:47.080000000</dc:date><text:p text:style-name="P10"><text:span text:style-name="T24">All Listings 31 in this chapter are partial listings.</text:span></text:p>
<text:p text:style-name="P10"><text:span text:style-name="T24"/></text:p>
<text:p text:style-name="P10"><text:span text:style-name="T24">This is different from previous chapters. Most listings were stand alone programs. This is OK if it was intended. It is just a difference.</text:span></text:p>
<text:p text:style-name="P10"><text:span text:style-name="T24"/></text:p>
<text:p text:style-name="P10"><text:span text:style-name="T24">It would be nice if there were al least one complete listing the user could enter and execute demonstrating the topics.</text:span></text:p>
</office:annotation><text:span text:style-name="T1">T</text:span>his Exploration<office:annotation-end office:name="__Annotation__12648_465616102"/> continues the study of writing custom types. An important aspect of making a<text:span text:style-name="T2"> </text:span>custom type behave seamlessly with built-in types is ensuring that the custom types support all the expected operators—arithmetic types must support arithmetic operators, readable and writable types must support I/O operators, and so on. Fortunately, C++ lets you overload operators in much the same manner as overloading functions.</text:p>
      <text:h text:style-name="Heading_20_1" text:outline-level="1"><text:bookmark-start text:name="rational"/>Comparing Rational Numbers</text:h>
      <text:p text:style-name="Body_20_Text_20_First">In the previous Exploration, you began to write a<text:span text:style-name="T2"> </text:span><text:span text:style-name="Code_20_Inline">rational</text:span> type. After making a<text:span text:style-name="T2"> </text:span>modification to it, an important step is testing the modified type, and an important aspect of internal testing is the equality (<text:span text:style-name="Code_20_Inline">==</text:span>) operator. C++ lets you define a<text:span text:style-name="T2"> </text:span>custom implementation for almost every operator, provided at least one operand has a<text:span text:style-name="T2"> </text:span>custom type. In other words, you can’t redefine integer division to yield a<text:span text:style-name="T2"> </text:span><text:span text:style-name="Code_20_Inline">rational</text:span> result, but you can define division of an integer by a <text:span text:style-name="Code_20_Inline">rational</text:span> number, and vice versa.</text:p>
      <text:p text:style-name="Body_20_Text_20_Cont">To implement a custom operator, write a normal function, but for the function name, use the <text:span text:style-name="Code_20_Inline">operator</text:span> keyword, followed by the operator symbol, as shown in <text:change text:change-id="ct93959946839408"/>Listing 3<text:change text:change-id="ct93959923754256"/><text:change-start text:change-id="ct93959924704912"/><text:span text:style-name="T20">1</text:span><text:change-end text:change-id="ct93959924704912"/>-1.</text:p>
      <text:p text:style-name="Code_20_Caption"><text:soft-page-break/><text:span text:style-name="T5">Listing</text:span><text:span text:style-name="T3"> </text:span><text:span text:style-name="T5">31-1.</text:span> Overloading the Equality Operator</text:p>
      <text:p text:style-name="P5"><text:change-start text:change-id="ct93959925968928"/>#include &lt;cassert&gt;</text:p>
      <text:p text:style-name="P5">import &lt;iostream&gt;;</text:p>
      <text:p text:style-name="P5">import &lt;numeric&gt;;</text:p>
      <text:p text:style-name="P5"/>
      <text:p text:style-name="Code"><text:change-end text:change-id="ct93959925968928"/>/// Represents a<text:span text:style-name="T2"> </text:span>rational number.</text:p>
      <text:p text:style-name="Code">struct rational</text:p>
      <text:p text:style-name="Code">{</text:p>
      <text:p text:style-name="Code"><text:span text:style-name="T6"><text:s text:c="2"/></text:span>/// Constructs a<text:span text:style-name="T2"> </text:span>rational object, given a<text:span text:style-name="T2"> </text:span>numerator and a<text:span text:style-name="T2"> </text:span>denominator.</text:p>
      <text:p text:style-name="Code"><text:span text:style-name="T6"><text:s text:c="2"/></text:span>/// Always reduces to normal form.</text:p>
      <text:p text:style-name="Code"><text:span text:style-name="T6"><text:s text:c="2"/></text:span>/// @param num numerator</text:p>
      <text:p text:style-name="Code"><text:span text:style-name="T6"><text:s text:c="2"/></text:span>/// @param den denominator</text:p>
      <text:p text:style-name="Code"><text:span text:style-name="T6"><text:s text:c="2"/></text:span>/// @pre denominator &gt; 0</text:p>
      <text:p text:style-name="Code"><text:span text:style-name="T6"><text:s text:c="2"/></text:span>rational(int num, int den)</text:p>
      <text:p text:style-name="Code"><text:span text:style-name="T6"><text:s text:c="2"/></text:span>: numerator{num}, denominator{den}</text:p>
      <text:p text:style-name="Code"><text:span text:style-name="T6"><text:s text:c="2"/></text:span>{</text:p>
      <text:p text:style-name="Code"><text:span text:style-name="T6"><text:s text:c="4"/></text:span>reduce();</text:p>
      <text:p text:style-name="Code"><text:span text:style-name="T6"><text:s text:c="2"/></text:span>}</text:p>
      <text:p text:style-name="Code"/>
      <text:p text:style-name="Code"><text:span text:style-name="T6"><text:s text:c="2"/></text:span>/// Assigns a<text:span text:style-name="T2"> </text:span>numerator and a<text:span text:style-name="T2"> </text:span>denominator, then reduces to normal form.</text:p>
      <text:p text:style-name="Code"><text:span text:style-name="T6"><text:s text:c="2"/></text:span>/// @param num numerator</text:p>
      <text:p text:style-name="Code"><text:span text:style-name="T6"><text:s text:c="2"/></text:span>/// @param den denominator</text:p>
      <text:p text:style-name="Code"><text:span text:style-name="T6"><text:s text:c="2"/></text:span>/// @pre denominator &gt; 0</text:p>
      <text:p text:style-name="Code"><text:span text:style-name="T6"><text:s text:c="2"/></text:span>void assign(int num, int den)</text:p>
      <text:p text:style-name="Code"><text:span text:style-name="T6"><text:s text:c="2"/></text:span>{</text:p>
      <text:p text:style-name="Code"><text:span text:style-name="T6"><text:s text:c="4"/></text:span>numerator = num;</text:p>
      <text:p text:style-name="Code"><text:span text:style-name="T6"><text:s text:c="4"/></text:span>denominator = den;</text:p>
      <text:p text:style-name="Code"><text:span text:style-name="T6"><text:s text:c="4"/></text:span>reduce();</text:p>
      <text:p text:style-name="Code"><text:span text:style-name="T6"><text:s text:c="2"/></text:span>}</text:p>
      <text:p text:style-name="Code"/>
      <text:p text:style-name="Code"><text:span text:style-name="T6"><text:s text:c="2"/></text:span>/// Reduces the numerator and denominator by their GCD.</text:p>
      <text:p text:style-name="Code"><text:span text:style-name="T6"><text:s text:c="2"/></text:span>void reduce()</text:p>
      <text:p text:style-name="Code"><text:span text:style-name="T6"><text:s text:c="2"/></text:span>{</text:p>
      <text:p text:style-name="Code"><text:span text:style-name="T6"><text:s text:c="4"/></text:span>assert(denominator != 0);</text:p>
      <text:p text:style-name="Code"><text:span text:style-name="T6"><text:s text:c="4"/></text:span>if (denominator &lt; 0)</text:p>
      <text:p text:style-name="Code"><text:span text:style-name="T6"><text:s text:c="4"/></text:span>{</text:p>
      <text:p text:style-name="Code"><text:span text:style-name="T6"><text:s text:c="6"/></text:span>denominator = -denominator;</text:p>
      <text:p text:style-name="Code"><text:span text:style-name="T6"><text:s text:c="6"/></text:span>numerator = -numerator;</text:p>
      <text:p text:style-name="Code"><text:span text:style-name="T6"><text:s text:c="4"/></text:span>}</text:p>
      <text:p text:style-name="Code"><text:span text:style-name="T6"><text:s text:c="4"/></text:span>int div{std::gcd(numerator, denominator)};</text:p>
      <text:p text:style-name="Code"><text:span text:style-name="T6"><text:s text:c="4"/></text:span>numerator = numerator / div;</text:p>
      <text:p text:style-name="Code"><text:span text:style-name="T6"><text:s text:c="4"/></text:span>denominator = denominator / div;</text:p>
      <text:p text:style-name="Code"><text:span text:style-name="T6"><text:s text:c="2"/></text:span>}</text:p>
      <text:p text:style-name="Code"/>
      <text:p text:style-name="Code"><text:span text:style-name="T6"><text:s text:c="2"/></text:span>int numerator; <text:s text:c="4"/>///&lt; numerator gets the sign of the rational value</text:p>
      <text:p text:style-name="Code"><text:span text:style-name="T6"><text:s text:c="2"/></text:span>int denominator; <text:s text:c="2"/>///&lt; denominator is always positive</text:p>
      <text:p text:style-name="Code">};</text:p>
      <text:p text:style-name="Code"/>
      <text:p text:style-name="Code_20_Bold"><text:soft-page-break/><text:span text:style-name="Code_20_Bold"><text:span text:style-name="T14">/// Compares two rational numbers for equality.</text:span></text:span></text:p>
      <text:p text:style-name="Code_20_Bold"><text:span text:style-name="Code_20_Bold"><text:span text:style-name="T14">/// @pre @p a</text:span></text:span><text:span text:style-name="Code_20_Bold"><text:span text:style-name="T4"> </text:span></text:span><text:span text:style-name="Code_20_Bold"><text:span text:style-name="T14">and @p b are reduced to normal form</text:span></text:span></text:p>
      <text:p text:style-name="Code_20_Bold"><text:span text:style-name="Code_20_Bold"><text:span text:style-name="T14">bool operator==(rational const&amp; a, rational const&amp; b)</text:span></text:span></text:p>
      <text:p text:style-name="Code_20_Bold"><text:span text:style-name="Code_20_Bold"><text:span text:style-name="T14">{</text:span></text:span></text:p>
      <text:p text:style-name="Code_20_Bold"><text:span text:style-name="Code_20_Bold"><text:span text:style-name="T15"><text:s text:c="2"/></text:span></text:span><text:span text:style-name="Code_20_Bold"><text:span text:style-name="T14">return a.numerator == b.numerator and a.denominator == b.denominator;</text:span></text:span></text:p>
      <text:p text:style-name="Code_20_Bold"><text:span text:style-name="Code_20_Bold"><text:span text:style-name="T14">}</text:span></text:span></text:p>
      <text:p text:style-name="P1"/>
      <text:p text:style-name="Code_20_Bold"><text:span text:style-name="Code_20_Bold"><text:span text:style-name="T14">/// Compare two rational numbers for inequality.</text:span></text:span></text:p>
      <text:p text:style-name="Code_20_Bold"><text:span text:style-name="Code_20_Bold"><text:span text:style-name="T14">/// @pre @p a</text:span></text:span><text:span text:style-name="Code_20_Bold"><text:span text:style-name="T4"> </text:span></text:span><text:span text:style-name="Code_20_Bold"><text:span text:style-name="T14">and @p b are reduced to normal form</text:span></text:span></text:p>
      <text:p text:style-name="Code_20_Bold"><text:span text:style-name="Code_20_Bold"><text:span text:style-name="T14">bool operator!=(rational const&amp; a, rational const&amp; b)</text:span></text:span></text:p>
      <text:p text:style-name="Code_20_Bold"><text:span text:style-name="Code_20_Bold"><text:span text:style-name="T14">{</text:span></text:span></text:p>
      <text:p text:style-name="Code_20_Bold"><text:span text:style-name="Code_20_Bold"><text:span text:style-name="T15"><text:s text:c="2"/></text:span></text:span><text:span text:style-name="Code_20_Bold"><text:span text:style-name="T14">return not (a == b);</text:span></text:span></text:p>
      <text:p text:style-name="P8"><text:span text:style-name="Code_20_Bold"><text:span text:style-name="T14">}</text:span></text:span></text:p>
      <text:p text:style-name="Code"><text:bookmark-end text:name="rational"/><text:change-start text:change-id="ct93959939072752"/></text:p>
      <text:p text:style-name="P5">int main()</text:p>
      <text:p text:style-name="P5">{</text:p>
      <text:p text:style-name="P5"><text:s text:c="2"/>rational pi1{355, 113};</text:p>
      <text:p text:style-name="P5"><text:s text:c="2"/>rational pi2{1420, 452};</text:p>
      <text:p text:style-name="P5"/>
      <text:p text:style-name="P5"><text:s text:c="2"/>if (pi1 == pi2)</text:p>
      <text:p text:style-name="P5"><text:s text:c="4"/>std::cout &lt;&lt; "success\n";</text:p>
      <text:p text:style-name="P5"><text:s text:c="2"/>else</text:p>
      <text:p text:style-name="P5"><text:s text:c="4"/>std::cout &lt;&lt; "failure\n";</text:p>
      <text:p text:style-name="P5">}</text:p>
      <text:p text:style-name="Body_20_Text_20_Cont"><text:change-end text:change-id="ct93959939072752"/>One of the benefits of reducing all <text:span text:style-name="Code_20_Inline">rational</text:span> numbers is that it makes comparison easier. Instead of checking whether <text:span text:style-name="Code_20_Inline">3/3</text:span> is the same as <text:span text:style-name="Code_20_Inline">6/6</text:span>, the constructor reduces both numbers to <text:span text:style-name="Code_20_Inline">1/1</text:span>, so it is just a matter of comparing the numerators and denominators. Another trick is defining <text:span text:style-name="Code_20_Inline">!=</text:span> in terms of <text:span text:style-name="Code_20_Inline">==</text:span>. There’s no point in your making extra work for yourself, so confine the actual logic of comparing <text:span text:style-name="Code_20_Inline">rational</text:span> objects to one function and call it from another function. If you worry about the performance overhead of calling an extra layer of functions, use the <text:span text:style-name="Code_20_Inline">inline</text:span> keyword, as shown in Listing 31-2.</text:p>
      <text:p text:style-name="Code_20_Caption"><text:change-start text:change-id="ct93959934243424"/><text:span text:style-name="T5"><text:hidden-text text:condition="ooow:" text:string-value=".hh" text:is-hidden="true"/></text:span><text:change-end text:change-id="ct93959934243424"/><text:span text:style-name="T5">Listing</text:span><text:span text:style-name="T3"> </text:span><text:span text:style-name="T5">31-2.</text:span> Using <text:span text:style-name="Code_20_Inline"><text:span text:style-name="T7">inline</text:span></text:span> for Trivial Functions<text:alphabetical-index-mark text:string-value="trivial functions" text:key1="Overloading operators" text:key2="comparing rational number"/></text:p>
      <text:p text:style-name="Code">/// Compares two rational numbers for equality.</text:p>
      <text:p text:style-name="Code">/// @pre @p a<text:span text:style-name="T2"> </text:span>and @p b are reduced to normal form</text:p>
      <text:p text:style-name="Code">bool operator==(rational const&amp; a, rational const&amp; b)</text:p>
      <text:p text:style-name="Code">{</text:p>
      <text:p text:style-name="Code"><text:span text:style-name="T6"><text:s text:c="2"/></text:span>return a.numerator == b.numerator and a.denominator == b.denominator;</text:p>
      <text:p text:style-name="Code">}</text:p>
      <text:p text:style-name="Code"/>
      <text:p text:style-name="Code">/// Compares two rational numbers for inequality.</text:p>
      <text:p text:style-name="Code"><text:soft-page-break/>/// @pre @p a<text:span text:style-name="T2"> </text:span>and @p b are reduced to normal form</text:p>
      <text:p text:style-name="Code_20_Bold"><text:span text:style-name="Code_20_Bold"><text:span text:style-name="T14">inline bool operator!=(rational const&amp; a, rational const&amp; b)</text:span></text:span></text:p>
      <text:p text:style-name="Code">{</text:p>
      <text:p text:style-name="Code"><text:span text:style-name="T6"><text:s text:c="2"/></text:span>return not (a == b);</text:p>
      <text:p text:style-name="Code">}</text:p>
      <text:p text:style-name="Body_20_Text_20_Cont">The <text:span text:style-name="Code_20_Inline">inline</text:span> keyword is a hint to the compiler that you would like the function expanded at the point of call. If the compiler decides to heed your wish, the resulting program will not have any identifiable function named <text:span text:style-name="Code_20_Inline">operator!=</text:span> in it. Instead, every place where you use the <text:span text:style-name="Code_20_Inline">!=</text:span> operator with <text:span text:style-name="Code_20_Inline">rational</text:span> objects, the function body is expanded there, resulting in a call to <text:span text:style-name="Code_20_Inline">operator==</text:span>.</text:p>
      <text:p text:style-name="Body_20_Text_20_Cont">To implement the <text:span text:style-name="Code_20_Inline">&lt;</text:span> operator<text:alphabetical-index-mark text:string-value="&lt; operator" text:key1="Overloading operators" text:key2="comparing rational number"/>, you need a common denominator. Once you implement <text:span text:style-name="Code_20_Inline">operator&lt;</text:span>, you can implement all other relational operators in terms of <text:span text:style-name="Code_20_Inline">&lt;</text:span>. You can choose any of the relational operators (<text:span text:style-name="Code_20_Inline">&lt;</text:span>, <text:span text:style-name="Code_20_Inline">&gt;</text:span>, <text:span text:style-name="Code_20_Inline">&lt;=</text:span>, <text:span text:style-name="Code_20_Inline">&gt;=</text:span>) as the fundamental operator and implement the others in terms of the fundamental. The convention is to start with <text:span text:style-name="Code_20_Inline">&lt;</text:span>. Listing 31-3 demonstrates <text:span text:style-name="Code_20_Inline">&lt;</text:span> and <text:span text:style-name="Code_20_Inline">&lt;=</text:span>.</text:p>
      <text:p text:style-name="Code_20_Caption"><text:change-start text:change-id="ct93959923841200"/><text:span text:style-name="T5"><text:hidden-text text:condition="ooow:" text:string-value=".hh" text:is-hidden="true"/></text:span><text:change-end text:change-id="ct93959923841200"/><text:span text:style-name="T5">Listing</text:span><text:span text:style-name="T3"> </text:span><text:span text:style-name="T5">3</text:span><text:change text:change-id="ct93959946815200"/><text:span text:style-name="T5">1-3.</text:span> Implementing the <text:span text:style-name="Code_20_Inline"><text:span text:style-name="T7">&lt;</text:span></text:span> Operator for <text:span text:style-name="Code_20_Inline"><text:span text:style-name="T7">rational</text:span></text:span></text:p>
      <text:p text:style-name="Code">/// Compares two rational numbers for less-than.</text:p>
      <text:p text:style-name="Code">bool operator&lt;(rational const&amp; a, rational const&amp; b)</text:p>
      <text:p text:style-name="Code">{</text:p>
      <text:p text:style-name="Code"><text:span text:style-name="T6"><text:s text:c="2"/></text:span>return a.numerator * b.denominator &lt; b.numerator * a.denominator;</text:p>
      <text:p text:style-name="Code">}</text:p>
      <text:p text:style-name="Code"/>
      <text:p text:style-name="Code">/// Compares two rational numbers for less-than-or-equal.</text:p>
      <text:p text:style-name="Code">inline bool operator&lt;=(rational const&amp; a, rational const&amp; b)</text:p>
      <text:p text:style-name="Code">{</text:p>
      <text:p text:style-name="Code"><text:span text:style-name="T6"><text:s text:c="2"/></text:span>return not (b &lt; a);</text:p>
      <text:p text:style-name="Code">}</text:p>
      <text:p text:style-name="Body_20_Text_20_Cont"><text:span text:style-name="Strong_20_Emphasis">Implement &gt; and &gt;= in terms of &lt;. </text:span></text:p>
      <text:p text:style-name="Body_20_Text_20_Cont">Compare your operators with Listing 31-4.</text:p>
      <text:p text:style-name="Code_20_Caption"><text:change-start text:change-id="ct93959947175072"/><text:span text:style-name="T5"><text:hidden-text text:condition="ooow:" text:string-value=".hh" text:is-hidden="true"/></text:span><text:change-end text:change-id="ct93959947175072"/><text:span text:style-name="T5">Listing</text:span><text:span text:style-name="T3"> </text:span><text:span text:style-name="T5">31-4.</text:span> Implementing the <text:span text:style-name="Code_20_Inline"><text:span text:style-name="T7">&gt;</text:span></text:span> and <text:span text:style-name="Code_20_Inline"><text:span text:style-name="T7">&gt;=</text:span></text:span> Operators in Terms of <text:span text:style-name="Code_20_Inline"><text:span text:style-name="T7">&lt;</text:span></text:span></text:p>
      <text:p text:style-name="Code">/// Compares two rational numbers for greater-than.</text:p>
      <text:p text:style-name="Code">inline bool operator&gt;(rational const&amp; a, rational const&amp; b)</text:p>
      <text:p text:style-name="Code">{</text:p>
      <text:p text:style-name="Code"><text:span text:style-name="T6"><text:s text:c="2"/></text:span>return b &lt; a;</text:p>
      <text:p text:style-name="Code">}</text:p>
      <text:p text:style-name="Code"/>
      <text:p text:style-name="Code"><text:soft-page-break/>/// Compares two rational numbers for greater-than-or-equal.</text:p>
      <text:p text:style-name="Code">inline bool operator&gt;=(rational const&amp; a, rational const&amp; b)</text:p>
      <text:p text:style-name="Code">{</text:p>
      <text:p text:style-name="Code"><text:span text:style-name="T6"><text:s text:c="2"/></text:span>return not (b &gt; a);</text:p>
      <text:p text:style-name="Code">}</text:p>
      <text:p text:style-name="Body_20_Text_20_Cont"><text:span text:style-name="Strong_20_Emphasis"><text:span text:style-name="T8">Then write a test program.</text:span></text:span> To help you write your tests, download the <text:span text:style-name="Code_20_Inline"><text:span text:style-name="T9">test.</text:span></text:span><text:change-start text:change-id="ct93959928085280"/><text:span text:style-name="Code_20_Inline"><text:span text:style-name="T10">c</text:span></text:span><text:change-end text:change-id="ct93959928085280"/><text:change text:change-id="ct93959847077616"/><text:span text:style-name="Code_20_Inline"><text:span text:style-name="T9">pp</text:span></text:span> file and add <text:change text:change-id="ct93959947938800"/><text:change-start text:change-id="ct93959939045312"/><text:span text:style-name="Code_20_Inline"><text:span text:style-name="T20">import</text:span></text:span><text:change-end text:change-id="ct93959939045312"/> <text:change text:change-id="ct93959947907856"/><text:span text:style-name="Code_20_Inline">test</text:span><text:change text:change-id="ct93959947610384"/> to your program. Call the <text:span text:style-name="Code_20_Inline">TEST()</text:span> function as many times as you need, passing a Boolean expression as the sole argument. If the argument is true, the test passed. If the argument is false, the test failed, and the <text:span text:style-name="Code_20_Inline">TEST</text:span> function prints a suitable message. Thus, you may write tests, such as the following:</text:p>
      <text:p text:style-name="Code">TEST(rational{2, 2} == rational{5, 5});</text:p>
      <text:p text:style-name="Code">TEST(rational{6,3} &gt; rational{10, 6});</text:p>
      <text:p text:style-name="Body_20_Text_20_Cont">The all-capital name, <text:span text:style-name="Code_20_Inline">TEST</text:span>, tells you that <text:span text:style-name="Code_20_Inline">TEST</text:span> is different from an ordinary function. In particular, if the test fails, the text of the test is printed as part of the failure message. How the <text:span text:style-name="Code_20_Inline">TEST</text:span> function works is beyond the scope of this book, but it’s useful to have around; you’ll use it for future test harnesses. Compare your test program with Listing 31-5.</text:p>
      <text:p text:style-name="Code_20_Caption"><text:span text:style-name="T5">Listing</text:span><text:span text:style-name="T3"> </text:span><text:span text:style-name="T5">31-5.</text:span> Testing the <text:span text:style-name="Code_20_Inline"><text:span text:style-name="T7">rational</text:span></text:span> Comparison Operators</text:p>
      <text:p text:style-name="Code">#include &lt;cassert&gt;</text:p>
      <text:p text:style-name="Code"><text:change text:change-id="ct93959805893888"/></text:p>
      <text:p text:style-name="Code"><text:change text:change-id="ct93959947745616"/><text:change-start text:change-id="ct93959947040064"/><text:span text:style-name="T18">import &lt;iostream&gt;;</text:span><text:change-end text:change-id="ct93959947040064"/></text:p>
      <text:p text:style-name="Code"><text:change text:change-id="ct93959924025072"/><text:change-start text:change-id="ct93959947002736"/><text:span text:style-name="T18">import &lt;numeric&gt;;</text:span><text:change-end text:change-id="ct93959947002736"/></text:p>
      <text:p text:style-name="Code"><text:change text:change-id="ct93959805882064"/><text:change-start text:change-id="ct93959947020944"/><text:span text:style-name="T18">import test;</text:span><text:change-end text:change-id="ct93959947020944"/></text:p>
      <text:p text:style-name="Code"/>
      <text:p text:style-name="Code">... struct rational omitted for brevity ...</text:p>
      <text:p text:style-name="Code"/>
      <text:p text:style-name="Code">int main()</text:p>
      <text:p text:style-name="Code">{</text:p>
      <text:p text:style-name="Code"><text:span text:style-name="T6"><text:s text:c="2"/></text:span>rational a{60, 5};</text:p>
      <text:p text:style-name="Code"><text:span text:style-name="T6"><text:s text:c="2"/></text:span>rational b{12, 1};</text:p>
      <text:p text:style-name="Code"><text:span text:style-name="T6"><text:s text:c="2"/></text:span>rational c{-24, -2};</text:p>
      <text:p text:style-name="Code"><text:span text:style-name="T6"><text:s text:c="2"/></text:span>TEST(a == b);</text:p>
      <text:p text:style-name="Code"><text:span text:style-name="T6"><text:s text:c="2"/></text:span>TEST(a &gt;= b);</text:p>
      <text:p text:style-name="Code"><text:span text:style-name="T6"><text:s text:c="2"/></text:span>TEST(a &lt;= b);</text:p>
      <text:p text:style-name="Code"><text:span text:style-name="T6"><text:s text:c="2"/></text:span>TEST(b &lt;= a);</text:p>
      <text:p text:style-name="Code"><text:span text:style-name="T6"><text:s text:c="2"/></text:span>TEST(b &gt;= a);</text:p>
      <text:p text:style-name="Code"><text:span text:style-name="T6"><text:s text:c="2"/></text:span>TEST(b == c);</text:p>
      <text:p text:style-name="Code"><text:span text:style-name="T6"><text:s text:c="2"/></text:span>TEST(b &gt;= c);</text:p>
      <text:p text:style-name="Code"><text:span text:style-name="T6"><text:s text:c="2"/></text:span>TEST(b &lt;= c);</text:p>
      <text:p text:style-name="Code"><text:span text:style-name="T6"><text:s text:c="2"/></text:span>TEST(a == c);</text:p>
      <text:p text:style-name="Code"><text:soft-page-break/><text:span text:style-name="T6"><text:s text:c="2"/></text:span>TEST(a &gt;= c);</text:p>
      <text:p text:style-name="Code"><text:span text:style-name="T6"><text:s text:c="2"/></text:span>TEST(a &lt;= c);</text:p>
      <text:p text:style-name="Code"/>
      <text:p text:style-name="Code"><text:span text:style-name="T6"><text:s text:c="2"/></text:span>rational d{109, 10};</text:p>
      <text:p text:style-name="Code"><text:span text:style-name="T6"><text:s text:c="2"/>TEST</text:span>(d &lt; a);</text:p>
      <text:p text:style-name="Code"><text:span text:style-name="T6"><text:s text:c="2"/>TEST</text:span>(d &lt;= a);</text:p>
      <text:p text:style-name="Code"><text:span text:style-name="T6"><text:s text:c="2"/>TEST</text:span>(d != a);</text:p>
      <text:p text:style-name="Code"><text:span text:style-name="T6"><text:s text:c="2"/>TEST</text:span>(a &gt; d);</text:p>
      <text:p text:style-name="Code"><text:span text:style-name="T6"><text:s text:c="2"/>TEST</text:span>(a &gt;= d);</text:p>
      <text:p text:style-name="Code"><text:span text:style-name="T6"><text:s text:c="2"/>TEST</text:span>(a != d);</text:p>
      <text:p text:style-name="Code"/>
      <text:p text:style-name="Code"><text:span text:style-name="T6"><text:s text:c="2"/></text:span>rational e{241, 20};</text:p>
      <text:p text:style-name="Code"><text:span text:style-name="T6"><text:s text:c="2"/>TEST</text:span>(e &gt; a);</text:p>
      <text:p text:style-name="Code"><text:span text:style-name="T6"><text:s text:c="2"/>TEST</text:span>(e &gt;= a);</text:p>
      <text:p text:style-name="Code"><text:span text:style-name="T6"><text:s text:c="2"/>TEST</text:span>(e != a);</text:p>
      <text:p text:style-name="Code"><text:span text:style-name="T6"><text:s text:c="2"/>TEST</text:span>(a &lt; e);</text:p>
      <text:p text:style-name="Code"><text:span text:style-name="T6"><text:s text:c="2"/>TEST</text:span>(a &lt;= e);</text:p>
      <text:p text:style-name="Code"><text:span text:style-name="T6"><text:s text:c="2"/>TEST</text:span>(a != e);</text:p>
      <text:p text:style-name="Code">}</text:p>
      <text:h text:style-name="Heading_20_1" text:outline-level="1"><text:bookmark-start text:name="arth"/>Arithmetic Operators</text:h>
      <text:p text:style-name="Body_20_Text_20_First">Comparison is fine, but arithmetic operators are much more interesting. You can overload any or all of the arithmetic operators. Binary operators take two parameters, and unary operators take one parameter. You can choose any return type that makes sense. Listing<text:span text:style-name="T2"> </text:span>31-6 shows the binary addition operator and the unary negation operator.</text:p>
      <text:p text:style-name="Code_20_Caption"><text:change-start text:change-id="ct93959924860064"/><text:span text:style-name="T5"><text:hidden-text text:condition="ooow:" text:string-value=".hh" text:is-hidden="true"/></text:span><text:change-end text:change-id="ct93959924860064"/><text:span text:style-name="T5">Listing</text:span><text:span text:style-name="T3"> </text:span><text:span text:style-name="T5">31-6.</text:span> Addition Operator for the <text:span text:style-name="Code_20_Inline"><text:span text:style-name="T7">rational</text:span></text:span> Type</text:p>
      <text:p text:style-name="Code">rational operator+(rational const&amp; lhs, rational const&amp; rhs)</text:p>
      <text:p text:style-name="Code">{</text:p>
      <text:p text:style-name="Code"><text:span text:style-name="T6"><text:s text:c="2"/></text:span>return rational{lhs.numerator * rhs.denominator + rhs.numerator * lhs.denominator,</text:p>
      <text:p text:style-name="Code"><text:span text:style-name="T6"><text:s text:c="18"/></text:span>lhs.denominator * rhs.denominator};</text:p>
      <text:p text:style-name="Code">}</text:p>
      <text:p text:style-name="Code"/>
      <text:p text:style-name="Code">rational operator-(rational const&amp; r)</text:p>
      <text:p text:style-name="Code">{</text:p>
      <text:p text:style-name="Code"><text:span text:style-name="T6"><text:s text:c="2"/></text:span>return rational{-r.numerator, r.denominator};</text:p>
      <text:p text:style-name="Code">}</text:p>
      <text:p text:style-name="Body_20_Text_20_Cont"><text:soft-page-break/><text:span text:style-name="Strong_20_Emphasis"><text:span text:style-name="T8">Write the other arithmetic operators: </text:span></text:span><text:span text:style-name="Strong_20_Emphasis"><text:span text:style-name="T11">-</text:span></text:span><text:span text:style-name="Strong_20_Emphasis"><text:span text:style-name="T8">, </text:span></text:span><text:span text:style-name="Strong_20_Emphasis"><text:span text:style-name="T11">*</text:span></text:span><text:span text:style-name="Strong_20_Emphasis"><text:span text:style-name="T8">, and </text:span></text:span><text:span text:style-name="Strong_20_Emphasis"><text:span text:style-name="T11">/</text:span></text:span><text:span text:style-name="Strong_20_Emphasis"><text:span text:style-name="T8">.</text:span></text:span> Ignore for the moment the issue of division by zero. Compare your functions with mine, which are presented in Listing 31-7.</text:p>
      <text:p text:style-name="Code_20_Caption"><text:change-start text:change-id="ct93959946700912"/><text:span text:style-name="T5"><text:hidden-text text:condition="ooow:" text:string-value=".hh" text:is-hidden="true"/></text:span><text:change-end text:change-id="ct93959946700912"/><text:span text:style-name="T5">Listing</text:span><text:span text:style-name="T3"> </text:span><text:span text:style-name="T5">31-7.</text:span> Arithmetic Operators for the <text:span text:style-name="Code_20_Inline"><text:span text:style-name="T7">rational</text:span></text:span> Type</text:p>
      <text:p text:style-name="Code">rational operator-(rational const&amp; lhs, rational const&amp; rhs)</text:p>
      <text:p text:style-name="Code">{</text:p>
      <text:p text:style-name="Code"><text:span text:style-name="T6"><text:s text:c="2"/></text:span>return rational{lhs.numerator * rhs.denominator - rhs.numerator * lhs.denominator,</text:p>
      <text:p text:style-name="Code"><text:span text:style-name="T6"><text:s text:c="18"/></text:span>lhs.denominator * rhs.denominator};</text:p>
      <text:p text:style-name="Code">}</text:p>
      <text:p text:style-name="Code"/>
      <text:p text:style-name="Code">rational operator*(rational const&amp; lhs, rational const&amp; rhs)</text:p>
      <text:p text:style-name="Code">{</text:p>
      <text:p text:style-name="Code"><text:span text:style-name="T6"><text:s text:c="2"/></text:span>return rational{lhs.numerator * rhs.numerator, lhs.denominator * rhs.denominator};</text:p>
      <text:p text:style-name="Code">}</text:p>
      <text:p text:style-name="Code"/>
      <text:p text:style-name="Code">rational operator/(rational const&amp; lhs, rational const&amp; rhs)</text:p>
      <text:p text:style-name="Code">{</text:p>
      <text:p text:style-name="Code"><text:span text:style-name="T6"><text:s text:c="2"/></text:span>return rational{lhs.numerator * rhs.denominator, lhs.denominator * rhs.numerator};</text:p>
      <text:p text:style-name="Code">}</text:p>
      <text:p text:style-name="Body_20_Text_20_Cont">Adding, subtracting, etc. with <text:span text:style-name="Code_20_Inline">rational</text:span> numbers is fine, but more interesting is the issue of mixing types. For example, what is the value of <text:span text:style-name="Code_20_Inline">3</text:span> <text:span text:style-name="Code_20_Inline">*</text:span> <text:span text:style-name="Code_20_Inline">rational(1,</text:span> <text:span text:style-name="Code_20_Inline">3)</text:span>? <text:span text:style-name="Strong_20_Emphasis"><text:span text:style-name="T8">Try it.</text:span></text:span> Collect the definition of the <text:span text:style-name="Code_20_Inline">rational</text:span> type with all the operators and write a <text:span text:style-name="Code_20_Inline">main()</text:span> function that computes that expression and stores it somewhere. Choose a type for the result variable that makes sense to you, then determine how best to print that value to <text:span text:style-name="Code_20_Inline">std::cout</text:span>.</text:p>
      <text:p text:style-name="Body_20_Text_20_Cont"><text:span text:style-name="Strong_20_Emphasis">Do you expect the expression to compile without errors?</text:span> ________________</text:p>
      <text:p text:style-name="Body_20_Text_20_Cont"><text:span text:style-name="Strong_20_Emphasis">What is the result type of the expression?</text:span> ________________</text:p>
      <text:p text:style-name="Body_20_Text_20_Cont"><text:span text:style-name="Strong_20_Emphasis">What value do you expect as the result?</text:span> ________________</text:p>
      <text:p text:style-name="Body_20_Text_20_Cont"><text:span text:style-name="Strong_20_Emphasis">Explain your observations.</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oft-page-break/>It turns out that <text:span text:style-name="Code_20_Inline">rational</text:span>’s one-argument constructor tells the compiler it can construct a <text:span text:style-name="Code_20_Inline">rational</text:span> from an <text:span text:style-name="Code_20_Inline">int</text:span> anytime it needs to do so. It does so automatically, so the compiler sees the integer <text:span text:style-name="Code_20_Inline">3</text:span> and a multiplication of an <text:span text:style-name="Code_20_Inline">int</text:span> and a <text:span text:style-name="Code_20_Inline">rational</text:span> object. It knows about <text:span text:style-name="Code_20_Inline">operator*</text:span> between two <text:span text:style-name="Code_20_Inline">rational</text:span>s, and it knows it cannot use the built-in <text:span text:style-name="Code_20_Inline">*</text:span> operator with a <text:span text:style-name="Code_20_Inline">rational</text:span> operand. Thus, the compiler decides its best response is to convert the <text:span text:style-name="Code_20_Inline">int</text:span> to a <text:span text:style-name="Code_20_Inline">rational</text:span> (by invoking <text:span text:style-name="Code_20_Inline">rational{3}</text:span>), and then it can apply the custom <text:span text:style-name="Code_20_Inline">operator*</text:span> that multiplies two <text:span text:style-name="Code_20_Inline">rational</text:span> objects, yielding a <text:span text:style-name="Code_20_Inline">rational</text:span> result, namely, <text:span text:style-name="Code_20_Inline">rational{1,</text:span> <text:span text:style-name="Code_20_Inline">1}</text:span>. It does all this automatically on your behalf. Listing 31-8 illustrates one way to write the test program.</text:p>
      <text:p text:style-name="Code_20_Caption"><text:span text:style-name="T5">Listing</text:span><text:span text:style-name="T3"> </text:span><text:span text:style-name="T5">31-8.</text:span> Test Program for Multiplying an Integer and a<text:span text:style-name="T2"> </text:span>Rational Number</text:p>
      <text:p text:style-name="Code">#include &lt;cassert&gt;</text:p>
      <text:p text:style-name="Code"><text:change text:change-id="ct93959946993120"/><text:change-start text:change-id="ct93959946988320"/><text:hidden-text text:condition="ooow:" text:string-value=".hh" text:is-hidden="true"/><text:change-end text:change-id="ct93959946988320"/><text:change text:change-id="ct93959945765744"/><text:change-start text:change-id="ct93959947331200"/><text:span text:style-name="T18">import &lt;iostream&gt;;</text:span><text:change-end text:change-id="ct93959947331200"/></text:p>
      <text:p text:style-name="Code"><text:change text:change-id="ct93959947562496"/><text:change-start text:change-id="ct93959946655904"/><text:span text:style-name="T18">import &lt;numeric&gt;;</text:span><text:change-end text:change-id="ct93959946655904"/></text:p>
      <text:p text:style-name="Code"/>
      <text:p text:style-name="Code">... struct rational omitted for brevity ...</text:p>
      <text:p text:style-name="Code"/>
      <text:p text:style-name="Code">int main()</text:p>
      <text:p text:style-name="Code">{</text:p>
      <text:p text:style-name="Code"><text:span text:style-name="T6"><text:s text:c="2"/></text:span>rational result{3 * rational{1, 3}};</text:p>
      <text:p text:style-name="Code"><text:span text:style-name="T6"><text:s text:c="2"/></text:span>std::cout &lt;&lt; result.numerator &lt;&lt; '/' &lt;&lt; result.denominator &lt;&lt; '\n';</text:p>
      <text:p text:style-name="Code">}</text:p>
      <text:p text:style-name="Body_20_Text_20_Cont">Being able to construct a <text:span text:style-name="Code_20_Inline">rational</text:span> object automatically from an <text:span text:style-name="Code_20_Inline">int</text:span> is a great convenience. You can easily write code that performs operations on integers and rational numbers without concerning yourself with type conversions all the time. You’ll find this same convenience when mixing integers and floating-point numbers. For example, you can write <text:span text:style-name="Code_20_Inline">1+2.0</text:span> without having to perform a type cast: <text:span text:style-name="Code_20_Inline">static_cast&lt;double&gt;(1)+2.0</text:span>. </text:p>
      <text:p text:style-name="Body_20_Text_20_Cont">On the other hand, all this convenience can be too convenient. <text:span text:style-name="Strong_20_Emphasis">Try to compile the following code sample and see what your compiler reports.</text:span><text:change text:change-id="ct93959947182608"/></text:p>
      <text:p text:style-name="Code"><text:change-start text:change-id="ct93959927841072"/><text:hidden-text text:condition="ooow:" text:string-value=".cxx" text:is-hidden="true"/><text:change-end text:change-id="ct93959927841072"/>int a(3.14); // which one is okay,</text:p>
      <text:p text:style-name="Code">int b{3.14}; // and which is an error?</text:p>
      <text:p text:style-name="Body_20_Text_20_Cont"><text:span text:style-name="T16">I’ve always used curly braces to initialize a variable, but parentheses also work as long as you provide at least one argument</text:span>. <text:span text:style-name="T16">Y</text:span>ou also pay a cost in safety. The compiler allows conversions that lose information, such as floating-point to integer, <text:soft-page-break/>when you use parentheses for initialization, but it reports an error when you use curly braces.</text:p>
      <text:p text:style-name="Body_20_Text_20_Cont">The difference is critical for the <text:span text:style-name="Code_20_Inline">rational</text:span> type. Initializing a rational number using a floating-point number in parentheses truncates the number to an integer and uses the one-argument form of constructor. This isn’t what you want at all. Instead, initializing <text:span text:style-name="Code_20_Inline">rational{3.14}</text:span> should produce the same result as <text:span text:style-name="Code_20_Inline">rational{314,</text:span> <text:span text:style-name="Code_20_Inline">100}</text:span>.</text:p>
      <text:p text:style-name="Body_20_Text_20_Cont">Writing a high-quality conversion from floating-point to a fraction is beyond the scope of this book. Instead, let’s just pick a reasonable power of 10 and use that as the denominator. Say we choose 100<text:change-start text:change-id="ct93959945207264"/>,<text:change-end text:change-id="ct93959945207264"/>000, then <text:span text:style-name="Code_20_Inline">rational{3.14159}</text:span> would be treated as <text:span text:style-name="Code_20_Inline">rational{static_cast&lt;int&gt;(3.14159</text:span> <text:span text:style-name="Code_20_Inline">*</text:span> <text:span text:style-name="Code_20_Inline">10000</text:span><text:change-start text:change-id="ct93959947172800"/><text:span text:style-name="Code_20_Inline"><text:span text:style-name="T21">0</text:span></text:span><text:change-end text:change-id="ct93959947172800"/><text:span text:style-name="Code_20_Inline">),</text:span> <text:span text:style-name="Code_20_Inline">10000</text:span><text:change-start text:change-id="ct93959842233120"/><text:span text:style-name="Code_20_Inline"><text:span text:style-name="T21">0</text:span></text:span><text:change-end text:change-id="ct93959842233120"/><text:span text:style-name="Code_20_Inline">}</text:span>. <text:span text:style-name="Strong_20_Emphasis">Write the constructor for a floating-point number.</text:span> I recommend using a delegating constructor; that is, write the floating-point constructor so it invokes another constructor.</text:p>
      <text:p text:style-name="Body_20_Text_20_Cont">Compare your result with mine in Listing 31-9. A better solution uses <text:span text:style-name="Code_20_Inline">numeric_limits</text:span> to determine the number of decimal digits of precision <text:span text:style-name="Code_20_Inline">double</text:span> can support, and tries to preserve as much precision as possible. An even better solution uses the radix of the floating-point implementation, instead of working in base 10.</text:p>
      <text:p text:style-name="Code_20_Caption"><text:change-start text:change-id="ct93959847001888"/><text:span text:style-name="T5"><text:hidden-text text:condition="ooow:" text:string-value=".hh" text:is-hidden="true"/></text:span><text:change-end text:change-id="ct93959847001888"/><text:span text:style-name="T5">Listing</text:span><text:span text:style-name="T3"> </text:span><text:span text:style-name="T5">31-9.</text:span> Constructing a<text:span text:style-name="T2"> </text:span>Rational Number from a<text:span text:style-name="T2"> </text:span>Floating-Point Argument</text:p>
      <text:p text:style-name="Code">struct rational</text:p>
      <text:p text:style-name="Code">{</text:p>
      <text:p text:style-name="Code"><text:span text:style-name="T6"><text:s text:c="2"/></text:span>rational(int num, int den)</text:p>
      <text:p text:style-name="Code"><text:span text:style-name="T6"><text:s text:c="2"/></text:span>: numerator{num}, denominator{den}</text:p>
      <text:p text:style-name="Code"><text:span text:style-name="T6"><text:s text:c="2"/></text:span>{</text:p>
      <text:p text:style-name="Code"><text:span text:style-name="T6"><text:s text:c="4"/></text:span>reduce();</text:p>
      <text:p text:style-name="Code"><text:span text:style-name="T6"><text:s text:c="2"/></text:span>}</text:p>
      <text:p text:style-name="Code"/>
      <text:p text:style-name="Code"><text:span text:style-name="T6"><text:s text:c="2"/></text:span>rational(double r)</text:p>
      <text:p text:style-name="Code"><text:span text:style-name="T6"><text:s text:c="2"/></text:span>: rational{static_cast&lt;int&gt;(r * 10000<text:change-start text:change-id="ct93959945997120"/><text:span text:style-name="T21">0</text:span><text:change-end text:change-id="ct93959945997120"/>), 10000<text:change-start text:change-id="ct93959946919728"/><text:span text:style-name="T21">0</text:span><text:change-end text:change-id="ct93959946919728"/>}</text:p>
      <text:p text:style-name="Code"><text:span text:style-name="T6"><text:s text:c="2"/></text:span>{}</text:p>
      <text:p text:style-name="Code"/>
      <text:p text:style-name="Code"><text:span text:style-name="T6"><text:s text:c="2"/></text:span>... omitted for brevity ...</text:p>
      <text:p text:style-name="Code"/>
      <text:p text:style-name="Code"><text:span text:style-name="T6"><text:s text:c="2"/></text:span>int numerator;</text:p>
      <text:p text:style-name="Code"><text:span text:style-name="T6"><text:s text:c="2"/></text:span>int denominator;</text:p>
      <text:p text:style-name="Code">};</text:p>
      <text:p text:style-name="Body_20_Text_20_Cont">If you want to optimize a particular function for a particular argument type, you can do that too, by taking advantage of ordinary function overloading. You’d better make sure it’s worth the extra work, however. Remember that the <text:span text:style-name="Code_20_Inline">int</text:span> operand can be <text:soft-page-break/>the right-hand or left-hand operand, so you will have to overload both forms of the function, as shown in Listing 31-10.</text:p>
      <text:p text:style-name="Code_20_Caption"><text:change-start text:change-id="ct93959945371952"/><text:span text:style-name="T5"><text:hidden-text text:condition="ooow:" text:string-value=".hh" text:is-hidden="true"/></text:span><text:change-end text:change-id="ct93959945371952"/><text:span text:style-name="T5">Listing</text:span><text:span text:style-name="T3"> </text:span><text:span text:style-name="T5">31-10.</text:span> Optimizing Operators for a<text:span text:style-name="T2"> </text:span>Specific Operand Type</text:p>
      <text:p text:style-name="Code">rational operator*(rational const&amp; rat, int mult)</text:p>
      <text:p text:style-name="Code">{</text:p>
      <text:p text:style-name="Code"><text:span text:style-name="T6"><text:s text:c="2"/></text:span>return rational{rat.numerator * mult, rat.denominator};</text:p>
      <text:p text:style-name="Code">}</text:p>
      <text:p text:style-name="Code"/>
      <text:p text:style-name="Code">inline rational operator*(int mult, rational const&amp; rat)</text:p>
      <text:p text:style-name="Code">{</text:p>
      <text:p text:style-name="Code"><text:span text:style-name="T6"><text:s text:c="2"/></text:span>return rat * mult;</text:p>
      <text:p text:style-name="Code">}<text:change text:change-id="ct93959947433328"/></text:p>
      <text:p text:style-name="Body_20_Text_20_Cont">In such a simple case, it’s not worth the added trouble to avoid a little extra arithmetic. However, in more complicated situations, such as division, you may have to write such code. </text:p>
      <text:h text:style-name="Heading_20_1" text:outline-level="1"><text:bookmark-start text:name="math"/><text:bookmark-end text:name="arth"/>Math Functions</text:h>
      <text:p text:style-name="Body_20_Text_20_First">The C++ standard library offers a<text:span text:style-name="T2"> </text:span>number of mathematical functions, such as <text:span text:style-name="Code_20_Inline">std::abs</text:span>, which computes absolute values (as you have already guessed). <text:change-start text:change-id="ct93959947175760"/><text:span text:style-name="T17">As you have seen, some math functions, such as </text:span><text:span text:style-name="Code_20_Inline"><text:span text:style-name="T13">gcd</text:span></text:span><text:span text:style-name="T17">, are in </text:span><text:span text:style-name="Code_20_Inline"><text:span text:style-name="T13">&lt;numeric&gt;</text:span></text:span><text:span text:style-name="T17">. Most of them are in </text:span><text:span text:style-name="Code_20_Inline"><text:span text:style-name="T13">&lt;cmath&gt;</text:span></text:span><text:span text:style-name="T17">, and because this is inherited from the C language</text:span><text:change-end text:change-id="ct93959947175760"/><text:change-start text:change-id="ct93959939273328"/><text:span text:style-name="T17">, you must use </text:span><text:span text:style-name="Code_20_Inline"><text:span text:style-name="T13">#include</text:span></text:span><text:span text:style-name="T17"> instead of </text:span><text:span text:style-name="Code_20_Inline"><text:span text:style-name="T13">import</text:span></text:span><text:span text:style-name="T17">. </text:span><text:change-end text:change-id="ct93959939273328"/>The C++ standard prohibits you from overloading these standard functions to operate on custom types, but you can still write functions that perform similar operations. In Exploration <text:change-start text:change-id="ct93959939072448"/><text:span text:style-name="T22">71</text:span><text:change-end text:change-id="ct93959939072448"/><text:change text:change-id="ct93959897794000"/>, you’ll learn about namespaces, which will enable you to use the real function name. Whenever you write a<text:span text:style-name="T2"> </text:span>custom numeric type, you should consider which math functions you should provide. In this case, absolute value makes perfect sense. <text:span text:style-name="Strong_20_Emphasis"><text:span text:style-name="T8">Write an absolute value function that works with rational numbers. Call it </text:span></text:span><text:span text:style-name="Code_20_Inline"><text:span text:style-name="T12">absval</text:span></text:span><text:span text:style-name="Strong_20_Emphasis"><text:span text:style-name="T8">.</text:span></text:span></text:p>
      <text:p text:style-name="Body_20_Text_20_Cont">Your <text:span text:style-name="Code_20_Inline">absval</text:span> function should take a <text:span text:style-name="Code_20_Inline">rational</text:span> parameter by value and return a <text:span text:style-name="Code_20_Inline">rational</text:span> result. As with the arithmetic operators I wrote, you may opt to use call-by-reference for the parameter. If so, make sure you declare the reference to be <text:span text:style-name="Code_20_Inline">const</text:span>. Listing 31-11 shows my implementation of <text:span text:style-name="Code_20_Inline">absval</text:span>.</text:p>
      <text:p text:style-name="Code_20_Caption"><text:change-start text:change-id="ct93959946880688"/><text:span text:style-name="T5"><text:hidden-text text:condition="ooow:" text:string-value=".hh" text:is-hidden="true"/></text:span><text:change-end text:change-id="ct93959946880688"/><text:span text:style-name="T5">Listing</text:span><text:span text:style-name="T3"> </text:span><text:span text:style-name="T5">31-11.</text:span> Computing the Absolute Value of a<text:span text:style-name="T2"> </text:span>Rational Number</text:p>
      <text:p text:style-name="P6"><text:soft-page-break/>rational absval(rational const&amp; r)</text:p>
      <text:p text:style-name="Code">{</text:p>
      <text:p text:style-name="Code"><text:span text:style-name="T6"><text:s text:c="2"/></text:span>return rational{std::abs(r.numerator), r.denominator};</text:p>
      <text:p text:style-name="Code">}</text:p>
      <text:p text:style-name="Body_20_Text_20_Cont">That was easy. What about the other math functions, such as <text:span text:style-name="Code_20_Inline">sqrt</text:span>, for computing square roots? Most of the other functions are overloaded for floating-point arguments. If the compiler knew how to convert a rational number to a floating-point number automatically, you could simply pass a <text:span text:style-name="Code_20_Inline">rational</text:span> argument to any of the existing floating-point functions, with no further work. <text:span text:style-name="Strong_20_Emphasis"><text:span text:style-name="T8">So, which floating-point type should you use?</text:span></text:span> ________________</text:p>
      <text:p text:style-name="Body_20_Text_20_Cont">This question has no easy answer. A reasonable first choice might be <text:span text:style-name="Code_20_Inline">double</text:span>, which is the “default” floating-point type (e.g., floating-point literals have type <text:span text:style-name="Code_20_Inline">double</text:span>). On the other hand, what if someone really wants the extra precision <text:span text:style-name="Code_20_Inline">long</text:span> <text:span text:style-name="Code_20_Inline">double</text:span> offers? Or what if that person doesn’t need much precision and prefers to use <text:span text:style-name="Code_20_Inline">float</text:span>?</text:p>
      <text:p text:style-name="Body_20_Text_20_Cont">The solution is to abandon the possibility of automatic conversion to a floating-point type and instead offer three functions that explicitly compute the floating-point value of the rational number. <text:span text:style-name="Strong_20_Emphasis"><text:span text:style-name="T8">Write </text:span></text:span><text:span text:style-name="Strong_20_Emphasis"><text:span text:style-name="T11">as_float</text:span></text:span><text:span text:style-name="Strong_20_Emphasis"><text:span text:style-name="T8">, </text:span></text:span><text:span text:style-name="Strong_20_Emphasis"><text:span text:style-name="T11">as_double</text:span></text:span><text:span text:style-name="Strong_20_Emphasis"><text:span text:style-name="T8">, and </text:span></text:span><text:span text:style-name="Strong_20_Emphasis"><text:span text:style-name="T11">as_long_double</text:span></text:span><text:span text:style-name="Strong_20_Emphasis"><text:span text:style-name="T8">.</text:span></text:span> Each of these member functions computes and returns the floating-point approximation for the rational number. The function name identifies the return type. You will have to cast the numerator and denominator to the desired floating-point type using <text:span text:style-name="Code_20_Inline">static_cast</text:span>, as you learned in Exploration 26. Listing 31-12 shows how I wrote these functions, with a sample program that demonstrates their use.</text:p>
      <text:p text:style-name="Code_20_Caption"><text:span text:style-name="T5">Listing</text:span><text:span text:style-name="T3"> </text:span><text:span text:style-name="T5">31-12.</text:span> Converting to Floating-Point Types</text:p>
      <text:p text:style-name="P7"><text:change-start text:change-id="ct93959948115472"/>#include &lt;cassert&gt;</text:p>
      <text:p text:style-name="P7">import &lt;iostream&gt;;</text:p>
      <text:p text:style-name="P7">import &lt;numeric&gt;;</text:p>
      <text:p text:style-name="P7"/>
      <text:p text:style-name="Code"><text:change-end text:change-id="ct93959948115472"/>struct rational</text:p>
      <text:p text:style-name="Code">{</text:p>
      <text:p text:style-name="Code"><text:span text:style-name="T6"><text:s text:c="2"/></text:span>float as_float()</text:p>
      <text:p text:style-name="Code"><text:span text:style-name="T6"><text:s text:c="2"/></text:span>{</text:p>
      <text:p text:style-name="Code"><text:span text:style-name="T6"><text:s text:c="4"/></text:span>return static_cast&lt;float&gt;(numerator) / denominator;</text:p>
      <text:p text:style-name="Code"><text:span text:style-name="T6"><text:s text:c="2"/></text:span>}</text:p>
      <text:p text:style-name="Code"/>
      <text:p text:style-name="Code"><text:span text:style-name="T6"><text:s text:c="2"/></text:span>double as_double()</text:p>
      <text:p text:style-name="Code"><text:span text:style-name="T6"><text:s text:c="2"/></text:span>{</text:p>
      <text:p text:style-name="Code"><text:span text:style-name="T6"><text:s text:c="4"/></text:span>return numerator / static_cast&lt;double&gt;(denominator);</text:p>
      <text:p text:style-name="Code"><text:span text:style-name="T6"><text:s text:c="2"/></text:span>}</text:p>
      <text:p text:style-name="Code"><text:soft-page-break/></text:p>
      <text:p text:style-name="Code"><text:span text:style-name="T6"><text:s text:c="2"/></text:span>long double as_long_double()</text:p>
      <text:p text:style-name="Code"><text:span text:style-name="T6"><text:s text:c="2"/></text:span>{</text:p>
      <text:p text:style-name="Code"><text:span text:style-name="T6"><text:s text:c="4"/></text:span>return static_cast&lt;long double&gt;(numerator) / </text:p>
      <text:p text:style-name="Code"><text:span text:style-name="T6"><text:s text:c="11"/></text:span>static_cast&lt;long double&gt;(denominator);</text:p>
      <text:p text:style-name="Code"><text:span text:style-name="T6"><text:s text:c="2"/></text:span>}</text:p>
      <text:p text:style-name="Code"/>
      <text:p text:style-name="Code">... omitted for brevity ...</text:p>
      <text:p text:style-name="Code"/>
      <text:p text:style-name="Code">};</text:p>
      <text:p text:style-name="Code"/>
      <text:p text:style-name="Code">int main()</text:p>
      <text:p text:style-name="Code">{</text:p>
      <text:p text:style-name="Code"><text:span text:style-name="T6"><text:s text:c="2"/></text:span>rational pi{355, 113};</text:p>
      <text:p text:style-name="Code"><text:span text:style-name="T6"><text:s text:c="2"/></text:span>rational bmi{90*100*100, 180*180}; // Bogus-metabolic ind<text:span text:style-name="T18">icator</text:span> of 90kg, 180cm</text:p>
      <text:p text:style-name="Code"><text:span text:style-name="T6"><text:s text:c="2"/></text:span>double circumference{0}, radius{10};</text:p>
      <text:p text:style-name="Code"/>
      <text:p text:style-name="Code"><text:span text:style-name="T6"><text:s text:c="2"/></text:span>circumference = 2 * pi.as_double() * radius;</text:p>
      <text:p text:style-name="Code"><text:span text:style-name="T6"><text:s text:c="2"/></text:span>std::cout &lt;&lt; "circumference of circle with radius " &lt;&lt; radius &lt;&lt; " is about "</text:p>
      <text:p text:style-name="Code"><text:span text:style-name="T6"><text:s text:c="12"/></text:span>&lt;&lt; circumference &lt;&lt; '\n';</text:p>
      <text:p text:style-name="Code"><text:span text:style-name="T6"><text:s text:c="2"/></text:span>std::cout &lt;&lt; "bmi = " &lt;&lt; bmi.as_float() &lt;&lt; '\n';</text:p>
      <text:p text:style-name="Code">}</text:p>
      <text:p text:style-name="Body_20_Text_20_Cont">As you can see, if one argument to <text:span text:style-name="Code_20_Inline">/</text:span> (or any other arithmetic or comparison operator) is floating-point, the other operand is converted to match. You can cast both operands or just one or the other. Pick the style that suits you best and stick with it.</text:p>
      <text:p text:style-name="Body_20_Text_20_Cont"><text:bookmark text:name="Ref_Chapter"/><text:bookmark-end text:name="math"/>One more task would make it easier to write test programs: overloading the I/O operators. That is the topic for the next Explor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14T03:37:00</meta:creation-date>
    <dc:creator>Ray Lischner</dc:creator>
    <dc:date>2020-04-29T12:09:47.478690167</dc:date>
    <meta:print-date>2009-03-19T10:05:00</meta:print-date>
    <meta:editing-cycles>20</meta:editing-cycles>
    <meta:editing-duration>PT4H25M22S</meta:editing-duration>
    <meta:generator>LibreOffice/6.4.2.2$Linux_X86_64 LibreOffice_project/40$Build-2</meta:generator>
    <meta:document-statistic meta:table-count="0" meta:image-count="0" meta:object-count="0" meta:page-count="12" meta:paragraph-count="277" meta:word-count="2686" meta:character-count="17336" meta:non-whitespace-character-count="14588"/>
    <meta:user-defined meta:name="Chapter Number">31</meta:user-defined>
    <meta:user-defined meta:name="ContentType">Document</meta:user-defined>
  </office:meta>
</office:document-meta>
</file>